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pueblos</text:p>
          </table:table-cell>
          <table:table-cell/>
          <table:table-cell office:value-type="string">
            <text:p>centrales=1</text:p>
          </table:table-cell>
          <table:table-cell office:value-type="string">
            <text:p>centrales=pueblos</text:p>
          </table:table-cell>
          <table:table-cell office:value-type="string">
            <text:p>Centrales random(1-100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8">
            <text:p>938</text:p>
          </table:table-cell>
          <table:table-cell office:value-type="float" office:value="946">
            <text:p>94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1334">
            <text:p>1334</text:p>
          </table:table-cell>
          <table:table-cell office:value-type="float" office:value="1342">
            <text:p>134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138">
            <text:p>2138</text:p>
          </table:table-cell>
          <table:table-cell office:value-type="float" office:value="2393">
            <text:p>239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603">
            <text:p>2603</text:p>
          </table:table-cell>
          <table:table-cell office:value-type="float" office:value="2884">
            <text:p>288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820">
            <text:p>3820</text:p>
          </table:table-cell>
          <table:table-cell office:value-type="float" office:value="3228">
            <text:p>3228</text:p>
          </table:table-cell>
          <table:table-cell office:value-type="float" office:value="3659">
            <text:p>36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736">
            <text:p>4736</text:p>
          </table:table-cell>
          <table:table-cell office:value-type="float" office:value="3853">
            <text:p>3853</text:p>
          </table:table-cell>
          <table:table-cell office:value-type="float" office:value="4140">
            <text:p>414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980">
            <text:p>3980</text:p>
          </table:table-cell>
          <table:table-cell office:value-type="float" office:value="4530">
            <text:p>4530</text:p>
          </table:table-cell>
          <table:table-cell office:value-type="float" office:value="5140">
            <text:p>514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322">
            <text:p>7322</text:p>
          </table:table-cell>
          <table:table-cell office:value-type="float" office:value="5971">
            <text:p>5971</text:p>
          </table:table-cell>
          <table:table-cell office:value-type="float" office:value="7093">
            <text:p>709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495">
            <text:p>8495</text:p>
          </table:table-cell>
          <table:table-cell office:value-type="float" office:value="6520">
            <text:p>6520</text:p>
          </table:table-cell>
          <table:table-cell office:value-type="float" office:value="8367">
            <text:p>83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496">
            <text:p>9496</text:p>
          </table:table-cell>
          <table:table-cell office:value-type="float" office:value="7551">
            <text:p>7551</text:p>
          </table:table-cell>
          <table:table-cell office:value-type="float" office:value="8543">
            <text:p>854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741">
            <text:p>10741</text:p>
          </table:table-cell>
          <table:table-cell office:value-type="float" office:value="8465">
            <text:p>8465</text:p>
          </table:table-cell>
          <table:table-cell office:value-type="float" office:value="9174">
            <text:p>917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177">
            <text:p>12177</text:p>
          </table:table-cell>
          <table:table-cell office:value-type="float" office:value="9459">
            <text:p>9459</text:p>
          </table:table-cell>
          <table:table-cell office:value-type="float" office:value="10978">
            <text:p>1097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792">
            <text:p>13792</text:p>
          </table:table-cell>
          <table:table-cell office:value-type="float" office:value="10484">
            <text:p>10484</text:p>
          </table:table-cell>
          <table:table-cell office:value-type="float" office:value="13433">
            <text:p>134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356">
            <text:p>15356</text:p>
          </table:table-cell>
          <table:table-cell office:value-type="float" office:value="11921">
            <text:p>11921</text:p>
          </table:table-cell>
          <table:table-cell office:value-type="float" office:value="14700">
            <text:p>1470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935">
            <text:p>16935</text:p>
          </table:table-cell>
          <table:table-cell office:value-type="float" office:value="13137">
            <text:p>13137</text:p>
          </table:table-cell>
          <table:table-cell office:value-type="float" office:value="15206">
            <text:p>152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522">
            <text:p>18522</text:p>
          </table:table-cell>
          <table:table-cell office:value-type="float" office:value="14279">
            <text:p>14279</text:p>
          </table:table-cell>
          <table:table-cell office:value-type="float" office:value="17729">
            <text:p>1772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598">
            <text:p>20598</text:p>
          </table:table-cell>
          <table:table-cell office:value-type="float" office:value="15942">
            <text:p>15942</text:p>
          </table:table-cell>
          <table:table-cell office:value-type="float" office:value="19570">
            <text:p>1957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641">
            <text:p>22641</text:p>
          </table:table-cell>
          <table:table-cell office:value-type="float" office:value="17184">
            <text:p>17184</text:p>
          </table:table-cell>
          <table:table-cell office:value-type="float" office:value="19313">
            <text:p>1931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844">
            <text:p>24844</text:p>
          </table:table-cell>
          <table:table-cell office:value-type="float" office:value="19644">
            <text:p>19644</text:p>
          </table:table-cell>
          <table:table-cell office:value-type="float" office:value="21329">
            <text:p>213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818">
            <text:p>26818</text:p>
          </table:table-cell>
          <table:table-cell office:value-type="float" office:value="21491">
            <text:p>21491</text:p>
          </table:table-cell>
          <table:table-cell office:value-type="float" office:value="23868">
            <text:p>2386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687">
            <text:p>17687</text:p>
          </table:table-cell>
          <table:table-cell office:value-type="float" office:value="23226">
            <text:p>23226</text:p>
          </table:table-cell>
          <table:table-cell office:value-type="float" office:value="23755">
            <text:p>2375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1161">
            <text:p>31161</text:p>
          </table:table-cell>
          <table:table-cell office:value-type="float" office:value="24215">
            <text:p>24215</text:p>
          </table:table-cell>
          <table:table-cell office:value-type="float" office:value="26500">
            <text:p>2650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4577">
            <text:p>34577</text:p>
          </table:table-cell>
          <table:table-cell office:value-type="float" office:value="27084">
            <text:p>27084</text:p>
          </table:table-cell>
          <table:table-cell office:value-type="float" office:value="27829">
            <text:p>2782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6899">
            <text:p>36899</text:p>
          </table:table-cell>
          <table:table-cell office:value-type="float" office:value="28711">
            <text:p>28711</text:p>
          </table:table-cell>
          <table:table-cell office:value-type="float" office:value="29467">
            <text:p>294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9615">
            <text:p>39615</text:p>
          </table:table-cell>
          <table:table-cell office:value-type="float" office:value="30464">
            <text:p>30464</text:p>
          </table:table-cell>
          <table:table-cell office:value-type="float" office:value="32476">
            <text:p>3247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0987">
            <text:p>30987</text:p>
          </table:table-cell>
          <table:table-cell office:value-type="float" office:value="32593">
            <text:p>32593</text:p>
          </table:table-cell>
          <table:table-cell office:value-type="float" office:value="32447">
            <text:p>3244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8987">
            <text:p>48987</text:p>
          </table:table-cell>
          <table:table-cell office:value-type="float" office:value="34884">
            <text:p>34884</text:p>
          </table:table-cell>
          <table:table-cell office:value-type="float" office:value="36258">
            <text:p>3625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9914">
            <text:p>49914</text:p>
          </table:table-cell>
          <table:table-cell office:value-type="float" office:value="24763">
            <text:p>24763</text:p>
          </table:table-cell>
          <table:table-cell office:value-type="float" office:value="42396">
            <text:p>4239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4803">
            <text:p>54803</text:p>
          </table:table-cell>
          <table:table-cell office:value-type="float" office:value="38989">
            <text:p>38989</text:p>
          </table:table-cell>
          <table:table-cell office:value-type="float" office:value="40234">
            <text:p>402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8837">
            <text:p>58837</text:p>
          </table:table-cell>
          <table:table-cell office:value-type="float" office:value="41810">
            <text:p>41810</text:p>
          </table:table-cell>
          <table:table-cell office:value-type="float" office:value="50247">
            <text:p>5024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7157">
            <text:p>57157</text:p>
          </table:table-cell>
          <table:table-cell office:value-type="float" office:value="43907">
            <text:p>43907</text:p>
          </table:table-cell>
          <table:table-cell office:value-type="float" office:value="50077">
            <text:p>500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5516">
            <text:p>65516</text:p>
          </table:table-cell>
          <table:table-cell office:value-type="float" office:value="45917">
            <text:p>45917</text:p>
          </table:table-cell>
          <table:table-cell office:value-type="float" office:value="62889">
            <text:p>6288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1794">
            <text:p>61794</text:p>
          </table:table-cell>
          <table:table-cell office:value-type="float" office:value="47829">
            <text:p>47829</text:p>
          </table:table-cell>
          <table:table-cell office:value-type="float" office:value="55027">
            <text:p>5502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2520">
            <text:p>72520</text:p>
          </table:table-cell>
          <table:table-cell office:value-type="float" office:value="51911">
            <text:p>51911</text:p>
          </table:table-cell>
          <table:table-cell office:value-type="float" office:value="62179">
            <text:p>6217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8763">
            <text:p>78763</text:p>
          </table:table-cell>
          <table:table-cell office:value-type="float" office:value="54038">
            <text:p>54038</text:p>
          </table:table-cell>
          <table:table-cell office:value-type="float" office:value="68229">
            <text:p>6822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2429">
            <text:p>82429</text:p>
          </table:table-cell>
          <table:table-cell office:value-type="float" office:value="56919">
            <text:p>56919</text:p>
          </table:table-cell>
          <table:table-cell office:value-type="float" office:value="66391">
            <text:p>6639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3906">
            <text:p>83906</text:p>
          </table:table-cell>
          <table:table-cell office:value-type="float" office:value="59574">
            <text:p>59574</text:p>
          </table:table-cell>
          <table:table-cell office:value-type="float" office:value="59364">
            <text:p>5936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8404">
            <text:p>98404</text:p>
          </table:table-cell>
          <table:table-cell office:value-type="float" office:value="42305">
            <text:p>42305</text:p>
          </table:table-cell>
          <table:table-cell office:value-type="float" office:value="81711">
            <text:p>8171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3541">
            <text:p>103541</text:p>
          </table:table-cell>
          <table:table-cell office:value-type="float" office:value="65354">
            <text:p>65354</text:p>
          </table:table-cell>
          <table:table-cell office:value-type="float" office:value="83112">
            <text:p>831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9454">
            <text:p>99454</text:p>
          </table:table-cell>
          <table:table-cell office:value-type="float" office:value="68810">
            <text:p>68810</text:p>
          </table:table-cell>
          <table:table-cell office:value-type="float" office:value="59930">
            <text:p>5993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25258">
            <text:p>125258</text:p>
          </table:table-cell>
          <table:table-cell office:value-type="float" office:value="71483">
            <text:p>71483</text:p>
          </table:table-cell>
          <table:table-cell office:value-type="float" office:value="87911">
            <text:p>8791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2265">
            <text:p>132265</text:p>
          </table:table-cell>
          <table:table-cell office:value-type="float" office:value="71484">
            <text:p>71484</text:p>
          </table:table-cell>
          <table:table-cell office:value-type="float" office:value="107790">
            <text:p>10779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6169">
            <text:p>126169</text:p>
          </table:table-cell>
          <table:table-cell office:value-type="float" office:value="79389">
            <text:p>79389</text:p>
          </table:table-cell>
          <table:table-cell office:value-type="float" office:value="97977">
            <text:p>9797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49148">
            <text:p>149148</text:p>
          </table:table-cell>
          <table:table-cell office:value-type="float" office:value="82283">
            <text:p>82283</text:p>
          </table:table-cell>
          <table:table-cell office:value-type="float" office:value="82485">
            <text:p>8248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3117">
            <text:p>153117</text:p>
          </table:table-cell>
          <table:table-cell office:value-type="float" office:value="85193">
            <text:p>85193</text:p>
          </table:table-cell>
          <table:table-cell office:value-type="float" office:value="121079">
            <text:p>1210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61941">
            <text:p>161941</text:p>
          </table:table-cell>
          <table:table-cell office:value-type="float" office:value="76405">
            <text:p>76405</text:p>
          </table:table-cell>
          <table:table-cell office:value-type="float" office:value="90046">
            <text:p>9004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4034">
            <text:p>74034</text:p>
          </table:table-cell>
          <table:table-cell office:value-type="float" office:value="92743">
            <text:p>92743</text:p>
          </table:table-cell>
          <table:table-cell office:value-type="float" office:value="110014">
            <text:p>11001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5324">
            <text:p>105324</text:p>
          </table:table-cell>
          <table:table-cell office:value-type="float" office:value="96631">
            <text:p>96631</text:p>
          </table:table-cell>
          <table:table-cell office:value-type="float" office:value="120264">
            <text:p>12026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7027">
            <text:p>117027</text:p>
          </table:table-cell>
          <table:table-cell office:value-type="float" office:value="100013">
            <text:p>100013</text:p>
          </table:table-cell>
          <table:table-cell office:value-type="float" office:value="120508">
            <text:p>1205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2815">
            <text:p>142815</text:p>
          </table:table-cell>
          <table:table-cell office:value-type="float" office:value="88536">
            <text:p>88536</text:p>
          </table:table-cell>
          <table:table-cell office:value-type="float" office:value="100164">
            <text:p>10016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66068">
            <text:p>166068</text:p>
          </table:table-cell>
          <table:table-cell office:value-type="float" office:value="108301">
            <text:p>108301</text:p>
          </table:table-cell>
          <table:table-cell office:value-type="float" office:value="112666">
            <text:p>11266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5036">
            <text:p>185036</text:p>
          </table:table-cell>
          <table:table-cell office:value-type="float" office:value="112696">
            <text:p>112696</text:p>
          </table:table-cell>
          <table:table-cell office:value-type="float" office:value="115799">
            <text:p>11579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9244">
            <text:p>199244</text:p>
          </table:table-cell>
          <table:table-cell office:value-type="float" office:value="97412">
            <text:p>97412</text:p>
          </table:table-cell>
          <table:table-cell office:value-type="float" office:value="190701">
            <text:p>19070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87283">
            <text:p>187283</text:p>
          </table:table-cell>
          <table:table-cell office:value-type="float" office:value="118805">
            <text:p>118805</text:p>
          </table:table-cell>
          <table:table-cell office:value-type="float" office:value="125216">
            <text:p>12521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41328">
            <text:p>241328</text:p>
          </table:table-cell>
          <table:table-cell office:value-type="float" office:value="122757">
            <text:p>122757</text:p>
          </table:table-cell>
          <table:table-cell office:value-type="float" office:value="137355">
            <text:p>13735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7757">
            <text:p>117757</text:p>
          </table:table-cell>
          <table:table-cell office:value-type="float" office:value="117716">
            <text:p>117716</text:p>
          </table:table-cell>
          <table:table-cell office:value-type="float" office:value="208578">
            <text:p>20857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54068">
            <text:p>254068</text:p>
          </table:table-cell>
          <table:table-cell office:value-type="float" office:value="132755">
            <text:p>132755</text:p>
          </table:table-cell>
          <table:table-cell office:value-type="float" office:value="61412">
            <text:p>6141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51910">
            <text:p>251910</text:p>
          </table:table-cell>
          <table:table-cell office:value-type="float" office:value="136128">
            <text:p>136128</text:p>
          </table:table-cell>
          <table:table-cell office:value-type="float" office:value="99787">
            <text:p>9978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91309">
            <text:p>291309</text:p>
          </table:table-cell>
          <table:table-cell office:value-type="float" office:value="116215">
            <text:p>116215</text:p>
          </table:table-cell>
          <table:table-cell office:value-type="float" office:value="168848">
            <text:p>16884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37766">
            <text:p>237766</text:p>
          </table:table-cell>
          <table:table-cell office:value-type="float" office:value="65672">
            <text:p>65672</text:p>
          </table:table-cell>
          <table:table-cell office:value-type="float" office:value="134370">
            <text:p>13437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1729">
            <text:p>151729</text:p>
          </table:table-cell>
          <table:table-cell office:value-type="float" office:value="85062">
            <text:p>85062</text:p>
          </table:table-cell>
          <table:table-cell office:value-type="float" office:value="243760">
            <text:p>24376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73879">
            <text:p>173879</text:p>
          </table:table-cell>
          <table:table-cell office:value-type="float" office:value="99502">
            <text:p>99502</text:p>
          </table:table-cell>
          <table:table-cell office:value-type="float" office:value="106236">
            <text:p>10623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11070">
            <text:p>211070</text:p>
          </table:table-cell>
          <table:table-cell office:value-type="float" office:value="100518">
            <text:p>100518</text:p>
          </table:table-cell>
          <table:table-cell office:value-type="float" office:value="85602">
            <text:p>8560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45681">
            <text:p>245681</text:p>
          </table:table-cell>
          <table:table-cell office:value-type="float" office:value="139982">
            <text:p>139982</text:p>
          </table:table-cell>
          <table:table-cell office:value-type="float" office:value="188181">
            <text:p>1881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74563">
            <text:p>174563</text:p>
          </table:table-cell>
          <table:table-cell office:value-type="float" office:value="160619">
            <text:p>160619</text:p>
          </table:table-cell>
          <table:table-cell office:value-type="float" office:value="159462">
            <text:p>15946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10977">
            <text:p>210977</text:p>
          </table:table-cell>
          <table:table-cell office:value-type="float" office:value="146566">
            <text:p>146566</text:p>
          </table:table-cell>
          <table:table-cell office:value-type="float" office:value="168825">
            <text:p>16882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23097">
            <text:p>423097</text:p>
          </table:table-cell>
          <table:table-cell office:value-type="float" office:value="181965">
            <text:p>181965</text:p>
          </table:table-cell>
          <table:table-cell office:value-type="float" office:value="188703">
            <text:p>18870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12668">
            <text:p>212668</text:p>
          </table:table-cell>
          <table:table-cell office:value-type="float" office:value="165607">
            <text:p>165607</text:p>
          </table:table-cell>
          <table:table-cell office:value-type="float" office:value="332142">
            <text:p>33214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65585">
            <text:p>265585</text:p>
          </table:table-cell>
          <table:table-cell office:value-type="float" office:value="85215">
            <text:p>85215</text:p>
          </table:table-cell>
          <table:table-cell office:value-type="float" office:value="218751">
            <text:p>21875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11417">
            <text:p>211417</text:p>
          </table:table-cell>
          <table:table-cell office:value-type="float" office:value="96226">
            <text:p>96226</text:p>
          </table:table-cell>
          <table:table-cell office:value-type="float" office:value="104549">
            <text:p>10454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62728">
            <text:p>262728</text:p>
          </table:table-cell>
          <table:table-cell office:value-type="float" office:value="112135">
            <text:p>112135</text:p>
          </table:table-cell>
          <table:table-cell office:value-type="float" office:value="246367">
            <text:p>2463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67252">
            <text:p>267252</text:p>
          </table:table-cell>
          <table:table-cell office:value-type="float" office:value="144636">
            <text:p>144636</text:p>
          </table:table-cell>
          <table:table-cell office:value-type="float" office:value="96321">
            <text:p>9632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05173">
            <text:p>305173</text:p>
          </table:table-cell>
          <table:table-cell office:value-type="float" office:value="93714">
            <text:p>93714</text:p>
          </table:table-cell>
          <table:table-cell office:value-type="float" office:value="274526">
            <text:p>27452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40105">
            <text:p>240105</text:p>
          </table:table-cell>
          <table:table-cell office:value-type="float" office:value="135417">
            <text:p>135417</text:p>
          </table:table-cell>
          <table:table-cell office:value-type="float" office:value="140755">
            <text:p>14075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90055">
            <text:p>290055</text:p>
          </table:table-cell>
          <table:table-cell office:value-type="float" office:value="152706">
            <text:p>152706</text:p>
          </table:table-cell>
          <table:table-cell office:value-type="float" office:value="357075">
            <text:p>35707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92686">
            <text:p>292686</text:p>
          </table:table-cell>
          <table:table-cell office:value-type="float" office:value="171181">
            <text:p>171181</text:p>
          </table:table-cell>
          <table:table-cell office:value-type="float" office:value="212894">
            <text:p>21289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00927">
            <text:p>300927</text:p>
          </table:table-cell>
          <table:table-cell office:value-type="float" office:value="177195">
            <text:p>177195</text:p>
          </table:table-cell>
          <table:table-cell office:value-type="float" office:value="280808">
            <text:p>28080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99960">
            <text:p>299960</text:p>
          </table:table-cell>
          <table:table-cell office:value-type="float" office:value="204864">
            <text:p>204864</text:p>
          </table:table-cell>
          <table:table-cell office:value-type="float" office:value="272776">
            <text:p>27277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07057">
            <text:p>307057</text:p>
          </table:table-cell>
          <table:table-cell office:value-type="float" office:value="190605">
            <text:p>190605</text:p>
          </table:table-cell>
          <table:table-cell office:value-type="float" office:value="321297">
            <text:p>32129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39504">
            <text:p>339504</text:p>
          </table:table-cell>
          <table:table-cell office:value-type="float" office:value="193554">
            <text:p>193554</text:p>
          </table:table-cell>
          <table:table-cell office:value-type="float" office:value="127861">
            <text:p>12786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41273">
            <text:p>341273</text:p>
          </table:table-cell>
          <table:table-cell office:value-type="float" office:value="116772">
            <text:p>116772</text:p>
          </table:table-cell>
          <table:table-cell office:value-type="float" office:value="262226">
            <text:p>26222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33300">
            <text:p>333300</text:p>
          </table:table-cell>
          <table:table-cell office:value-type="float" office:value="142080">
            <text:p>142080</text:p>
          </table:table-cell>
          <table:table-cell office:value-type="float" office:value="136318">
            <text:p>13631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92177">
            <text:p>292177</text:p>
          </table:table-cell>
          <table:table-cell office:value-type="float" office:value="158026">
            <text:p>158026</text:p>
          </table:table-cell>
          <table:table-cell office:value-type="float" office:value="149302">
            <text:p>14930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7565">
            <text:p>347565</text:p>
          </table:table-cell>
          <table:table-cell office:value-type="float" office:value="172258">
            <text:p>172258</text:p>
          </table:table-cell>
          <table:table-cell office:value-type="float" office:value="192607">
            <text:p>19260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69880">
            <text:p>369880</text:p>
          </table:table-cell>
          <table:table-cell office:value-type="float" office:value="195175">
            <text:p>195175</text:p>
          </table:table-cell>
          <table:table-cell office:value-type="float" office:value="261246">
            <text:p>26124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74100">
            <text:p>374100</text:p>
          </table:table-cell>
          <table:table-cell office:value-type="float" office:value="131690">
            <text:p>131690</text:p>
          </table:table-cell>
          <table:table-cell office:value-type="float" office:value="215130">
            <text:p>21513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84106">
            <text:p>384106</text:p>
          </table:table-cell>
          <table:table-cell office:value-type="float" office:value="159285">
            <text:p>159285</text:p>
          </table:table-cell>
          <table:table-cell office:value-type="float" office:value="295705">
            <text:p>29570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92344">
            <text:p>392344</text:p>
          </table:table-cell>
          <table:table-cell office:value-type="float" office:value="178624">
            <text:p>178624</text:p>
          </table:table-cell>
          <table:table-cell office:value-type="float" office:value="153572">
            <text:p>15357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19399">
            <text:p>419399</text:p>
          </table:table-cell>
          <table:table-cell office:value-type="float" office:value="140822">
            <text:p>140822</text:p>
          </table:table-cell>
          <table:table-cell office:value-type="float" office:value="166781">
            <text:p>16678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41418">
            <text:p>441418</text:p>
          </table:table-cell>
          <table:table-cell office:value-type="float" office:value="155156">
            <text:p>155156</text:p>
          </table:table-cell>
          <table:table-cell office:value-type="float" office:value="223234">
            <text:p>22323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38476">
            <text:p>438476</text:p>
          </table:table-cell>
          <table:table-cell office:value-type="float" office:value="168983">
            <text:p>168983</text:p>
          </table:table-cell>
          <table:table-cell office:value-type="float" office:value="273162">
            <text:p>27316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424044">
            <text:p>424044</text:p>
          </table:table-cell>
          <table:table-cell office:value-type="float" office:value="192785">
            <text:p>192785</text:p>
          </table:table-cell>
          <table:table-cell office:value-type="float" office:value="375327">
            <text:p>37532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453995">
            <text:p>453995</text:p>
          </table:table-cell>
          <table:table-cell office:value-type="float" office:value="152554">
            <text:p>152554</text:p>
          </table:table-cell>
          <table:table-cell office:value-type="float" office:value="547159">
            <text:p>54715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468963">
            <text:p>468963</text:p>
          </table:table-cell>
          <table:table-cell office:value-type="float" office:value="181700">
            <text:p>181700</text:p>
          </table:table-cell>
          <table:table-cell office:value-type="float" office:value="284109">
            <text:p>28410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495482">
            <text:p>495482</text:p>
          </table:table-cell>
          <table:table-cell office:value-type="float" office:value="220596">
            <text:p>220596</text:p>
          </table:table-cell>
          <table:table-cell office:value-type="float" office:value="155956">
            <text:p>15595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90859">
            <text:p>490859</text:p>
          </table:table-cell>
          <table:table-cell office:value-type="float" office:value="233287">
            <text:p>233287</text:p>
          </table:table-cell>
          <table:table-cell office:value-type="float" office:value="335016">
            <text:p>33501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00887">
            <text:p>500887</text:p>
          </table:table-cell>
          <table:table-cell office:value-type="float" office:value="235341">
            <text:p>235341</text:p>
          </table:table-cell>
          <table:table-cell office:value-type="float" office:value="294978">
            <text:p>29497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02341">
            <text:p>502341</text:p>
          </table:table-cell>
          <table:table-cell office:value-type="float" office:value="166971">
            <text:p>166971</text:p>
          </table:table-cell>
          <table:table-cell office:value-type="float" office:value="346299">
            <text:p>34629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23690">
            <text:p>523690</text:p>
          </table:table-cell>
          <table:table-cell office:value-type="float" office:value="194075">
            <text:p>194075</text:p>
          </table:table-cell>
          <table:table-cell office:value-type="float" office:value="178249">
            <text:p>17824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0923">
            <text:p>550923</text:p>
          </table:table-cell>
          <table:table-cell office:value-type="float" office:value="223914">
            <text:p>223914</text:p>
          </table:table-cell>
          <table:table-cell office:value-type="float" office:value="287762">
            <text:p>287762</text:p>
          </table:table-cell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21:57:09</dc:date>
    <dc:creator>cingolani ignacio</dc:creator>
    <meta:document-statistic meta:table-count="1" meta:cell-count="504" meta:object-count="0"/>
    <meta:generator>LibreOffice/3.5$Linux_X86_64 LibreOffice_project/350m1$Build-2</meta:generator>
  </office:meta>
</office:document-meta>
</file>